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  <style:paragraph-properties style:writing-mode="lr-tb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72cm"/>
      <style:paragraph-properties style:writing-mode="lr-tb"/>
    </style:style>
    <style:style style:name="gr14" style:family="graphic" style:parent-style-name="objectwithoutfill">
      <style:graphic-properties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standard">
      <style:graphic-properties draw:stroke="none" draw:fill="none" fo:min-height="0.9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25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1.0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3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3.9cm"/>
      <style:paragraph-properties style:writing-mode="lr-tb"/>
    </style:style>
    <style:style style:name="gr23" style:family="graphic" style:parent-style-name="standard">
      <style:graphic-properties draw:stroke="none" draw:fill="none" fo:min-height="1.148cm"/>
      <style:paragraph-properties style:writing-mode="lr-tb"/>
    </style:style>
    <style:style style:name="gr24" style:family="graphic" style:parent-style-name="standard">
      <style:graphic-properties draw:stroke="none" draw:fill="none" fo:min-height="0.738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3" style:family="paragraph">
      <loext:graphic-properties draw:fill="none"/>
      <style:paragraph-properties fo:margin-top="0.42cm" fo:margin-bottom="0.35cm" style:writing-mode="lr-tb"/>
      <style:text-properties style:font-name="OpenSans" fo:font-size="18pt" style:font-size-asian="10pt" style:font-size-complex="10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OpenSans" fo:font-size="18pt" style:font-size-asian="18pt" style:font-size-complex="18pt"/>
    </style:style>
    <style:style style:name="T8" style:family="text">
      <style:text-properties fo:color="#000000" style:font-name="OpenSans" fo:font-size="18pt" style:font-size-asian="18pt" style:font-size-complex="18pt"/>
    </style:style>
    <style:style style:name="T9" style:family="text">
      <style:text-properties style:font-name="Open Sans" fo:font-size="18pt"/>
    </style:style>
    <style:style style:name="T10" style:family="text">
      <style:text-properties style:font-name="OpenSans" fo:font-size="14pt" style:font-size-asian="14pt" style:font-size-complex="14pt"/>
    </style:style>
    <style:style style:name="T11" style:family="text">
      <style:text-properties style:font-name="OpenSans" fo:font-size="14pt"/>
    </style:style>
    <style:style style:name="T12" style:family="text">
      <style:text-properties fo:color="#000000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-33% 58%" style:font-name="Open Sans" fo:font-size="22pt" fo:language="en" fo:country="US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Open Sans" fo:font-size="28pt" fo:language="en" fo:country="US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8" style:family="text">
      <style:text-properties style:font-name="OpenSans"/>
    </style:style>
    <style:style style:name="T19" style:family="text">
      <style:text-properties style:font-name="OpenSans"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Merge 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8.6cm" svg:height="1.153cm" svg:x="0.8cm" svg:y="3.145cm">
          <draw:text-box>
            <text:p xml:id="id2" text:id="id2"><text:span text:style-name="T6"><text:s/></text:span><text:span text:style-name="T6">Merge Sort:</text:span></text:p>
          </draw:text-box>
        </draw:frame>
        <draw:frame draw:style-name="gr4" draw:text-style-name="P8" draw:layer="layout" svg:width="17.4cm" svg:height="1.046cm" svg:x="0.9cm" svg:y="6.1cm">
          <draw:text-box>
            <text:list text:style-name="L3">
              <text:list-item>
                <text:p xml:id="id4" text:id="id4" text:style-name="P7"><text:span text:style-name="T7">It works on </text:span><text:span text:style-name="T8"><text:a xlink:href="https://www.geeksforgeeks.org/divide-and-conquer-introduction/" xlink:type="simple">Divide and Conquer</text:a></text:span><text:span text:style-name="T7"><text:s/>algorithm</text:span></text:p>
              </text:list-item>
            </text:list>
          </draw:text-box>
        </draw:frame>
        <draw:frame draw:style-name="gr4" draw:text-style-name="P8" draw:layer="layout" svg:width="17.4cm" svg:height="1.046cm" svg:x="1cm" svg:y="4.954cm">
          <draw:text-box>
            <text:list text:style-name="L3">
              <text:list-item>
                <text:p xml:id="id3" text:id="id3" text:style-name="P7"><text:span text:style-name="T7">Merge Sort is usually done Recursive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–</text:span><text:span text:style-name="T4"> </text:span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c</text:span><text:span text:style-name="T4">h</text:span><text:span text:style-name="T4">n</text:span><text:span text:style-name="T4">i</text:span><text:span text:style-name="T4">q</text:span><text:span text:style-name="T4">u</text:span><text:span text:style-name="T4">e</text:span><text:span text:style-name="T4">s</text:span><text:span text:style-name="T4"> </text:span><text:span text:style-name="T5"><text:line-break/>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3" draw:text-style-name="P6" draw:layer="layout" svg:width="8.6cm" svg:height="1.153cm" svg:x="0.8cm" svg:y="3.145cm">
          <draw:text-box>
            <text:p><text:span text:style-name="T6"><text:s/>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</text:span><text:span text:style-name="T6">:</text:span></text:p>
          </draw:text-box>
        </draw:frame>
        <draw:frame draw:style-name="gr5" draw:text-style-name="P6" draw:layer="layout" svg:width="27cm" svg:height="2.462cm" svg:x="1cm" svg:y="7.3cm">
          <draw:text-box>
            <text:list text:style-name="L3">
              <text:list-item>
                <text:p xml:id="id5" text:id="id5"><text:span text:style-name="T7">A sort algorithm that splits the items to be sorted into two groups, recursively sorts each group, and merges them into a final, sorted sequence</text:span></text:p>
              </text:list-item>
            </text:list>
          </draw:text-box>
        </draw:frame>
        <draw:frame draw:style-name="gr4" draw:text-style-name="P8" draw:layer="layout" svg:width="17.4cm" svg:height="1.046cm" svg:x="0.9cm" svg:y="6.1cm">
          <draw:text-box>
            <text:list text:style-name="L3">
              <text:list-item>
                <text:p text:style-name="P7"><text:span text:style-name="T7">It </text:span><text:span text:style-name="T7">w</text:span><text:span text:style-name="T7">or</text:span><text:span text:style-name="T7">ks </text:span><text:span text:style-name="T7">on </text:span><text:span text:style-name="T8"><text:a xlink:href="https://www.geeksforgeeks.org/divide-and-conquer-introduction/" xlink:type="simple">Divide and Conquer</text:a></text:span><text:span text:style-name="T7"><text:s/></text:span><text:span text:style-name="T7">al</text:span><text:span text:style-name="T7">go</text:span><text:span text:style-name="T7">rit</text:span><text:span text:style-name="T7">h</text:span><text:span text:style-name="T7">m</text:span></text:p>
              </text:list-item>
            </text:list>
          </draw:text-box>
        </draw:frame>
        <draw:frame draw:style-name="gr4" draw:text-style-name="P8" draw:layer="layout" svg:width="17.4cm" svg:height="1.046cm" svg:x="1cm" svg:y="4.954cm">
          <draw:text-box>
            <text:list text:style-name="L3">
              <text:list-item>
                <text:p text:style-name="P7"><text:span text:style-name="T7">M</text:span><text:span text:style-name="T7">er</text:span><text:span text:style-name="T7">ge </text:span><text:span text:style-name="T7">So</text:span><text:span text:style-name="T7">rt </text:span><text:span text:style-name="T7">is </text:span><text:span text:style-name="T7">us</text:span><text:span text:style-name="T7">ua</text:span><text:span text:style-name="T7">lly </text:span><text:span text:style-name="T7">do</text:span><text:span text:style-name="T7">ne </text:span><text:span text:style-name="T7">R</text:span><text:span text:style-name="T7">ec</text:span><text:span text:style-name="T7">ur</text:span><text:span text:style-name="T7">si</text:span><text:span text:style-name="T7">ve</text:span><text:span text:style-name="T7">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frame draw:style-name="gr6" draw:text-style-name="P9" xml:id="id6" draw:id="id6" draw:layer="layout" svg:width="4.133cm" svg:height="1.115cm" svg:x="1.835cm" svg:y="2.986cm">
          <draw:text-box>
            <text:list text:style-name="L1">
              <text:list-item>
                <text:p><text:span text:style-name="T9">arr[SIZE] </text:span></text:p>
              </text:list-item>
            </text:list>
          </draw:text-box>
        </draw:frame>
        <draw:g xml:id="id7" draw:id="id7">
          <draw:custom-shape draw:style-name="gr7" draw:text-style-name="P10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1" draw:layer="layout" svg:width="3.043cm" svg:height="0.831cm" svg:x="12.457cm" svg:y="2.969cm">
            <draw:text-box>
              <text:p><text:span text:style-name="T10">SIZE </text:span><text:span text:style-name="T10">= 8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frame draw:style-name="gr6" draw:text-style-name="P9" draw:layer="layout" svg:width="4.133cm" svg:height="1.115cm" svg:x="1.835cm" svg:y="2.986cm">
          <draw:text-box>
            <text:list text:style-name="L1">
              <text:list-item>
                <text:p><text:span text:style-name="T9">ar</text:span><text:span text:style-name="T9">r[</text:span><text:span text:style-name="T9">SI</text:span><text:span text:style-name="T9">Z</text:span><text:span text:style-name="T9">E] </text:span></text:p>
              </text:list-item>
            </text:list>
          </draw:text-box>
        </draw:frame>
        <draw:g>
          <draw:custom-shape draw:style-name="gr7" draw:text-style-name="P10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1" draw:layer="layout" svg:width="3.043cm" svg:height="0.831cm" svg:x="12.457cm" svg:y="2.969cm">
            <draw:text-box>
              <text:p><text:span text:style-name="T10">SIZE </text:span><text:span text:style-name="T10">= 8</text:span></text:p>
            </draw:text-box>
          </draw:frame>
        </draw:g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frame draw:style-name="gr6" draw:text-style-name="P9" draw:layer="layout" svg:width="4.133cm" svg:height="1.115cm" svg:x="1.835cm" svg:y="2.986cm">
          <draw:text-box>
            <text:list text:style-name="L1">
              <text:list-item>
                <text:p><text:span text:style-name="T9">ar</text:span><text:span text:style-name="T9">r[</text:span><text:span text:style-name="T9">SI</text:span><text:span text:style-name="T9">Z</text:span><text:span text:style-name="T9">E] </text:span></text:p>
              </text:list-item>
            </text:list>
          </draw:text-box>
        </draw:frame>
        <draw:g>
          <draw:custom-shape draw:style-name="gr7" draw:text-style-name="P10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1" draw:layer="layout" svg:width="3.043cm" svg:height="0.831cm" svg:x="12.457cm" svg:y="2.969cm">
            <draw:text-box>
              <text:p><text:span text:style-name="T10">SIZE </text:span><text:span text:style-name="T10">= 8</text:span></text:p>
            </draw:text-box>
          </draw:frame>
        </draw:g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.794cm" svg:y="10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3.594cm" svg:y="10.33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344cm" svg:y="10.307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197cm" svg:y="10.301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001cm" svg:y="10.3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201cm" svg:y="10.32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489cm" svg:y="10.321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7.704cm" svg:y="10.321cm">
          <draw:text-box>
            <text:p><text:span text:style-name="T10">5</text:span></text:p>
          </draw:text-box>
        </draw:frame>
        <draw:g>
          <draw:line draw:style-name="gr14" draw:text-style-name="P14" draw:layer="layout" svg:x1="6.3cm" svg:y1="9.432cm" svg:x2="5.3cm" svg:y2="10.075cm">
            <text:p/>
          </draw:line>
          <draw:line draw:style-name="gr15" draw:text-style-name="P14" draw:layer="layout" svg:x1="6.3cm" svg:y1="9.432cm" svg:x2="7.3cm" svg:y2="10.075cm">
            <text:p/>
          </draw:line>
          <draw:line draw:style-name="gr16" draw:text-style-name="P14" draw:layer="layout" svg:x1="6.3cm" svg:y1="8.495cm" svg:x2="6.3cm" svg:y2="9.432cm">
            <text:p/>
          </draw:line>
        </draw:g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.793cm" svg:y="10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3.593cm" svg:y="10.3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343cm" svg:y="10.3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196cm" svg:y="10.3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cm" svg:y="10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2cm" svg:y="10.3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488cm" svg:y="10.32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7.703cm" svg:y="10.32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1.904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3.7cm" svg:y="10.36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4.307cm" svg:y="10.3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2.392cm" svg:y="10.363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8.807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007cm" svg:y="10.3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214cm" svg:y="10.3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7.414cm" svg:y="10.363cm">
          <draw:text-box>
            <text:p><text:span text:style-name="T10">1</text:span></text:p>
          </draw:text-box>
        </draw:frame>
        <draw:g>
          <draw:line draw:style-name="gr14" draw:text-style-name="P14" draw:layer="layout" svg:x1="6.3cm" svg:y1="9.432cm" svg:x2="5.3cm" svg:y2="10.075cm">
            <text:p/>
          </draw:line>
          <draw:line draw:style-name="gr15" draw:text-style-name="P14" draw:layer="layout" svg:x1="6.3cm" svg:y1="9.432cm" svg:x2="7.3cm" svg:y2="10.075cm">
            <text:p/>
          </draw:line>
          <draw:line draw:style-name="gr16" draw:text-style-name="P14" draw:layer="layout" svg:x1="6.3cm" svg:y1="8.495cm" svg:x2="6.3cm" svg:y2="9.432cm">
            <text:p/>
          </draw:line>
        </draw:g>
        <draw:g>
          <draw:line draw:style-name="gr14" draw:text-style-name="P14" draw:layer="layout" svg:x1="16.2cm" svg:y1="9.4cm" svg:x2="15.2cm" svg:y2="10.043cm">
            <text:p/>
          </draw:line>
          <draw:line draw:style-name="gr15" draw:text-style-name="P14" draw:layer="layout" svg:x1="16.2cm" svg:y1="9.4cm" svg:x2="17.2cm" svg:y2="10.043cm">
            <text:p/>
          </draw:line>
          <draw:line draw:style-name="gr16" draw:text-style-name="P14" draw:layer="layout" svg:x1="16.2cm" svg:y1="8.463cm" svg:x2="16.2cm" svg:y2="9.4cm">
            <text:p/>
          </draw:line>
        </draw:g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.793cm" svg:y="10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3.593cm" svg:y="10.3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343cm" svg:y="10.3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196cm" svg:y="10.3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cm" svg:y="10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2cm" svg:y="10.3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488cm" svg:y="10.32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7.703cm" svg:y="10.32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1.904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3.7cm" svg:y="10.36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4.307cm" svg:y="10.3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2.392cm" svg:y="10.363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8.807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007cm" svg:y="10.3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214cm" svg:y="10.3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7.414cm" svg:y="10.363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194cm" svg:y="12.87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.744cm" svg:y="12.9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043cm" svg:y="12.88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4.646cm" svg:y="12.82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6.701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7.204cm" svg:y="12.9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9.208cm" svg:y="12.87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696cm" svg:y="12.879cm">
          <draw:text-box>
            <text:p><text:span text:style-name="T10">3</text:span></text:p>
          </draw:text-box>
        </draw:frame>
        <draw:g>
          <draw:line draw:style-name="gr14" draw:text-style-name="P14" draw:layer="layout" svg:x1="6.3cm" svg:y1="9.432cm" svg:x2="5.3cm" svg:y2="10.075cm">
            <text:p/>
          </draw:line>
          <draw:line draw:style-name="gr15" draw:text-style-name="P14" draw:layer="layout" svg:x1="6.3cm" svg:y1="9.432cm" svg:x2="7.3cm" svg:y2="10.075cm">
            <text:p/>
          </draw:line>
          <draw:line draw:style-name="gr16" draw:text-style-name="P14" draw:layer="layout" svg:x1="6.3cm" svg:y1="8.495cm" svg:x2="6.3cm" svg:y2="9.432cm">
            <text:p/>
          </draw:line>
        </draw:g>
        <draw:g>
          <draw:line draw:style-name="gr14" draw:text-style-name="P14" draw:layer="layout" svg:x1="16.2cm" svg:y1="9.4cm" svg:x2="15.2cm" svg:y2="10.043cm">
            <text:p/>
          </draw:line>
          <draw:line draw:style-name="gr15" draw:text-style-name="P14" draw:layer="layout" svg:x1="16.2cm" svg:y1="9.4cm" svg:x2="17.2cm" svg:y2="10.043cm">
            <text:p/>
          </draw:line>
          <draw:line draw:style-name="gr16" draw:text-style-name="P14" draw:layer="layout" svg:x1="16.2cm" svg:y1="8.463cm" svg:x2="16.2cm" svg:y2="9.4cm">
            <text:p/>
          </draw:line>
        </draw:g>
        <draw:g>
          <draw:line draw:style-name="gr14" draw:text-style-name="P14" draw:layer="layout" svg:x1="3.6cm" svg:y1="12.074cm" svg:x2="2.6cm" svg:y2="12.717cm">
            <text:p/>
          </draw:line>
          <draw:line draw:style-name="gr15" draw:text-style-name="P14" draw:layer="layout" svg:x1="3.6cm" svg:y1="12.074cm" svg:x2="4.6cm" svg:y2="12.717cm">
            <text:p/>
          </draw:line>
          <draw:line draw:style-name="gr16" draw:text-style-name="P14" draw:layer="layout" svg:x1="3.6cm" svg:y1="11.137cm" svg:x2="3.6cm" svg:y2="12.074cm">
            <text:p/>
          </draw:line>
        </draw:g>
        <draw:g>
          <draw:line draw:style-name="gr14" draw:text-style-name="P14" draw:layer="layout" svg:x1="9cm" svg:y1="12.088cm" svg:x2="8cm" svg:y2="12.731cm">
            <text:p/>
          </draw:line>
          <draw:line draw:style-name="gr15" draw:text-style-name="P14" draw:layer="layout" svg:x1="9cm" svg:y1="12.088cm" svg:x2="10cm" svg:y2="12.731cm">
            <text:p/>
          </draw:line>
          <draw:line draw:style-name="gr16" draw:text-style-name="P14" draw:layer="layout" svg:x1="9cm" svg:y1="11.151cm" svg:x2="9cm" svg:y2="12.088cm">
            <text:p/>
          </draw:line>
        </draw:g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g>
          <draw:g>
            <draw:custom-shape draw:style-name="gr9" draw:text-style-name="P12" draw:layer="layout" svg:width="1.8cm" svg:height="0.8cm" svg:x="3.9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1.1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9.3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7.597cm" svg:y="5.06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5.797cm" svg:y="5.063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3.604cm 6.573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5.597cm 6.573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7.297cm 6.573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0.804cm 6.573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9.004cm 6.573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2.9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6.593cm" svg:y="5.06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4.793cm" svg:y="5.0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2.6cm 6.574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4.593cm 6.574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6.293cm 6.574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4.547cm" svg:y="5.038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6.4cm" svg:y="5.032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17cm" svg:y="5.064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5.2cm" svg:y="5.064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3.6cm" svg:y="5.0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1.685cm" svg:y="5.0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9.885cm" svg:y="5.063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1cm" svg:y="5.063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6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0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294cm" svg:y="7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494cm" svg:y="7.66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244cm" svg:y="7.639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097cm" svg:y="7.633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8.582cm" svg:y="7.664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6.797cm" svg:y="7.664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2.593cm" svg:y="7.6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3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989cm" svg:y="7.6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189cm" svg:y="7.6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396cm" svg:y="7.6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6.596cm" svg:y="7.663cm">
          <draw:text-box>
            <text:p><text:span text:style-name="T10">1</text:span></text:p>
          </draw:text-box>
        </draw:frame>
        <draw:frame draw:style-name="gr13" draw:text-style-name="P11" draw:layer="layout" svg:width="0.972cm" svg:height="0.831cm" svg:x="14.996cm" svg:y="7.663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081cm" svg:y="7.662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.793cm" svg:y="10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3.593cm" svg:y="10.3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343cm" svg:y="10.3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196cm" svg:y="10.3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cm" svg:y="10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2cm" svg:y="10.3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488cm" svg:y="10.32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7.703cm" svg:y="10.32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1.904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3.7cm" svg:y="10.36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4.307cm" svg:y="10.364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2.392cm" svg:y="10.363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8.807cm" svg:y="10.3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7.007cm" svg:y="10.36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214cm" svg:y="10.363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7.414cm" svg:y="10.363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194cm" svg:y="12.87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.744cm" svg:y="12.9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043cm" svg:y="12.88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4.646cm" svg:y="12.82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6.701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7.204cm" svg:y="12.9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9.208cm" svg:y="12.87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9.696cm" svg:y="12.879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1.805cm" svg:y="12.89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2.293cm" svg:y="12.896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4.008cm" svg:y="12.89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4.608cm" svg:y="12.953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6.801cm" svg:y="12.96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7.208cm" svg:y="12.967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9.501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908cm" svg:y="13cm">
          <draw:text-box>
            <text:p><text:span text:style-name="T10">7</text:span></text:p>
          </draw:text-box>
        </draw:frame>
        <draw:g>
          <draw:line draw:style-name="gr14" draw:text-style-name="P14" draw:layer="layout" svg:x1="6.3cm" svg:y1="9.432cm" svg:x2="5.3cm" svg:y2="10.075cm">
            <text:p/>
          </draw:line>
          <draw:line draw:style-name="gr15" draw:text-style-name="P14" draw:layer="layout" svg:x1="6.3cm" svg:y1="9.432cm" svg:x2="7.3cm" svg:y2="10.075cm">
            <text:p/>
          </draw:line>
          <draw:line draw:style-name="gr16" draw:text-style-name="P14" draw:layer="layout" svg:x1="6.3cm" svg:y1="8.495cm" svg:x2="6.3cm" svg:y2="9.432cm">
            <text:p/>
          </draw:line>
        </draw:g>
        <draw:g>
          <draw:line draw:style-name="gr14" draw:text-style-name="P14" draw:layer="layout" svg:x1="16.2cm" svg:y1="9.4cm" svg:x2="15.2cm" svg:y2="10.043cm">
            <text:p/>
          </draw:line>
          <draw:line draw:style-name="gr15" draw:text-style-name="P14" draw:layer="layout" svg:x1="16.2cm" svg:y1="9.4cm" svg:x2="17.2cm" svg:y2="10.043cm">
            <text:p/>
          </draw:line>
          <draw:line draw:style-name="gr16" draw:text-style-name="P14" draw:layer="layout" svg:x1="16.2cm" svg:y1="8.463cm" svg:x2="16.2cm" svg:y2="9.4cm">
            <text:p/>
          </draw:line>
        </draw:g>
        <draw:g>
          <draw:line draw:style-name="gr14" draw:text-style-name="P14" draw:layer="layout" svg:x1="3.6cm" svg:y1="12.074cm" svg:x2="2.6cm" svg:y2="12.717cm">
            <text:p/>
          </draw:line>
          <draw:line draw:style-name="gr15" draw:text-style-name="P14" draw:layer="layout" svg:x1="3.6cm" svg:y1="12.074cm" svg:x2="4.6cm" svg:y2="12.717cm">
            <text:p/>
          </draw:line>
          <draw:line draw:style-name="gr16" draw:text-style-name="P14" draw:layer="layout" svg:x1="3.6cm" svg:y1="11.137cm" svg:x2="3.6cm" svg:y2="12.074cm">
            <text:p/>
          </draw:line>
        </draw:g>
        <draw:g>
          <draw:line draw:style-name="gr14" draw:text-style-name="P14" draw:layer="layout" svg:x1="9cm" svg:y1="12.088cm" svg:x2="8cm" svg:y2="12.731cm">
            <text:p/>
          </draw:line>
          <draw:line draw:style-name="gr15" draw:text-style-name="P14" draw:layer="layout" svg:x1="9cm" svg:y1="12.088cm" svg:x2="10cm" svg:y2="12.731cm">
            <text:p/>
          </draw:line>
          <draw:line draw:style-name="gr16" draw:text-style-name="P14" draw:layer="layout" svg:x1="9cm" svg:y1="11.151cm" svg:x2="9cm" svg:y2="12.088cm">
            <text:p/>
          </draw:line>
        </draw:g>
        <draw:g>
          <draw:line draw:style-name="gr14" draw:text-style-name="P14" draw:layer="layout" svg:x1="13.8cm" svg:y1="12.132cm" svg:x2="12.8cm" svg:y2="12.775cm">
            <text:p/>
          </draw:line>
          <draw:line draw:style-name="gr15" draw:text-style-name="P14" draw:layer="layout" svg:x1="13.8cm" svg:y1="12.132cm" svg:x2="14.8cm" svg:y2="12.775cm">
            <text:p/>
          </draw:line>
          <draw:line draw:style-name="gr16" draw:text-style-name="P14" draw:layer="layout" svg:x1="13.8cm" svg:y1="11.195cm" svg:x2="13.8cm" svg:y2="12.132cm">
            <text:p/>
          </draw:line>
        </draw:g>
        <draw:g>
          <draw:line draw:style-name="gr14" draw:text-style-name="P14" draw:layer="layout" svg:x1="18.8cm" svg:y1="12.1cm" svg:x2="17.8cm" svg:y2="12.743cm">
            <text:p/>
          </draw:line>
          <draw:line draw:style-name="gr15" draw:text-style-name="P14" draw:layer="layout" svg:x1="18.8cm" svg:y1="12.1cm" svg:x2="19.8cm" svg:y2="12.743cm">
            <text:p/>
          </draw:line>
          <draw:line draw:style-name="gr16" draw:text-style-name="P14" draw:layer="layout" svg:x1="18.8cm" svg:y1="11.163cm" svg:x2="18.8cm" svg:y2="12.1cm">
            <text:p/>
          </draw:line>
        </draw:g>
        <draw:g>
          <draw:line draw:style-name="gr14" draw:text-style-name="P14" draw:layer="layout" svg:x1="11.2cm" svg:y1="6.8cm" svg:x2="10.2cm" svg:y2="7.443cm">
            <text:p/>
          </draw:line>
          <draw:line draw:style-name="gr15" draw:text-style-name="P14" draw:layer="layout" svg:x1="11.2cm" svg:y1="6.8cm" svg:x2="12.2cm" svg:y2="7.443cm">
            <text:p/>
          </draw:line>
          <draw:line draw:style-name="gr16" draw:text-style-name="P14" draw:layer="layout" svg:x1="11.2cm" svg:y1="5.863cm" svg:x2="11.2cm" svg:y2="6.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2.5cm" svg:y="7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3cm" svg:y="7.53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05cm" svg:y="7.51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903cm" svg:y="7.50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607cm" svg:y="7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807cm" svg:y="7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095cm" svg:y="7.525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8.31cm" svg:y="7.525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draw:g>
          <draw:line draw:style-name="gr16" draw:text-style-name="P14" draw:layer="layout" svg:x1="3.7cm" svg:y1="6.353cm" svg:x2="4.3cm" svg:y2="7cm">
            <text:p/>
          </draw:line>
          <draw:line draw:style-name="gr16" draw:text-style-name="P14" draw:layer="layout" svg:x1="4.899cm" svg:y1="6.353cm" svg:x2="4.3cm" svg:y2="7cm">
            <text:p/>
          </draw:line>
          <draw:line draw:style-name="gr16" draw:text-style-name="P14" draw:layer="layout" svg:x1="4.3cm" svg:y1="7.536cm" svg:x2="4.3cm" svg:y2="7cm">
            <text:p/>
          </draw:line>
        </draw:g>
        <draw:g>
          <draw:line draw:style-name="gr16" draw:text-style-name="P14" draw:layer="layout" svg:x1="9.2cm" svg:y1="6.354cm" svg:x2="9.851cm" svg:y2="7.018cm">
            <text:p/>
          </draw:line>
          <draw:line draw:style-name="gr16" draw:text-style-name="P14" draw:layer="layout" svg:x1="10.5cm" svg:y1="6.354cm" svg:x2="9.851cm" svg:y2="7.018cm">
            <text:p/>
          </draw:line>
          <draw:line draw:style-name="gr16" draw:text-style-name="P14" draw:layer="layout" svg:x1="9.851cm" svg:y1="7.568cm" svg:x2="9.851cm" svg:y2="7.01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2.5cm" svg:y="7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3cm" svg:y="7.53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05cm" svg:y="7.51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903cm" svg:y="7.50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607cm" svg:y="7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807cm" svg:y="7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095cm" svg:y="7.525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8.31cm" svg:y="7.525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811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607cm" svg:y="7.569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214cm" svg:y="7.569cm">
          <draw:text-box>
            <text:p><text:span text:style-name="T10">9 </text:span></text:p>
          </draw:text-box>
        </draw:frame>
        <draw:frame draw:style-name="gr12" draw:text-style-name="P11" draw:layer="layout" svg:width="0.815cm" svg:height="0.831cm" svg:x="13.299cm" svg:y="7.568cm">
          <draw:text-box>
            <text:p><text:span text:style-name="T10">4</text:span></text:p>
          </draw:text-box>
        </draw:frame>
        <draw:custom-shape draw:style-name="gr9" draw:text-style-name="P12" draw:layer="layout" svg:width="1.8cm" svg:height="0.8cm" svg:x="19.914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114cm" svg:y="7.56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321cm" svg:y="7.568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8.521cm" svg:y="7.568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draw:g>
          <draw:line draw:style-name="gr16" draw:text-style-name="P14" draw:layer="layout" svg:x1="3.7cm" svg:y1="6.353cm" svg:x2="4.3cm" svg:y2="7cm">
            <text:p/>
          </draw:line>
          <draw:line draw:style-name="gr16" draw:text-style-name="P14" draw:layer="layout" svg:x1="4.899cm" svg:y1="6.353cm" svg:x2="4.3cm" svg:y2="7cm">
            <text:p/>
          </draw:line>
          <draw:line draw:style-name="gr16" draw:text-style-name="P14" draw:layer="layout" svg:x1="4.3cm" svg:y1="7.536cm" svg:x2="4.3cm" svg:y2="7cm">
            <text:p/>
          </draw:line>
        </draw:g>
        <draw:g>
          <draw:line draw:style-name="gr16" draw:text-style-name="P14" draw:layer="layout" svg:x1="9.2cm" svg:y1="6.354cm" svg:x2="9.851cm" svg:y2="7.018cm">
            <text:p/>
          </draw:line>
          <draw:line draw:style-name="gr16" draw:text-style-name="P14" draw:layer="layout" svg:x1="10.5cm" svg:y1="6.354cm" svg:x2="9.851cm" svg:y2="7.018cm">
            <text:p/>
          </draw:line>
          <draw:line draw:style-name="gr16" draw:text-style-name="P14" draw:layer="layout" svg:x1="9.851cm" svg:y1="7.568cm" svg:x2="9.851cm" svg:y2="7.018cm">
            <text:p/>
          </draw:line>
        </draw:g>
        <draw:g>
          <draw:line draw:style-name="gr16" draw:text-style-name="P14" draw:layer="layout" svg:x1="14.114cm" svg:y1="6.386cm" svg:x2="14.714cm" svg:y2="7.033cm">
            <text:p/>
          </draw:line>
          <draw:line draw:style-name="gr16" draw:text-style-name="P14" draw:layer="layout" svg:x1="15.313cm" svg:y1="6.386cm" svg:x2="14.714cm" svg:y2="7.033cm">
            <text:p/>
          </draw:line>
          <draw:line draw:style-name="gr16" draw:text-style-name="P14" draw:layer="layout" svg:x1="14.714cm" svg:y1="7.569cm" svg:x2="14.714cm" svg:y2="7.033cm">
            <text:p/>
          </draw:line>
        </draw:g>
        <draw:g>
          <draw:g>
            <draw:line draw:style-name="gr16" draw:text-style-name="P14" draw:layer="layout" svg:x1="19.236cm" svg:y1="6.442cm" svg:x2="19.818cm" svg:y2="7.052cm">
              <text:p/>
            </draw:line>
            <draw:line draw:style-name="gr16" draw:text-style-name="P14" draw:layer="layout" svg:x1="20.4cm" svg:y1="6.442cm" svg:x2="19.818cm" svg:y2="7.052cm">
              <text:p/>
            </draw:line>
            <draw:line draw:style-name="gr16" draw:text-style-name="P14" draw:layer="layout" svg:x1="19.818cm" svg:y1="7.558cm" svg:x2="19.818cm" svg:y2="7.052cm">
              <text:p/>
            </draw:line>
          </draw:g>
        </draw:g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2.8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2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4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6cm" svg:y="10.0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35cm" svg:y="10.0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203cm" svg:y="10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688cm" svg:y="10.031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6.903cm" svg:y="10.031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5cm" svg:y="7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3cm" svg:y="7.53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05cm" svg:y="7.51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903cm" svg:y="7.50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607cm" svg:y="7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807cm" svg:y="7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095cm" svg:y="7.525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8.31cm" svg:y="7.525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811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607cm" svg:y="7.569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214cm" svg:y="7.569cm">
          <draw:text-box>
            <text:p><text:span text:style-name="T10">9 </text:span></text:p>
          </draw:text-box>
        </draw:frame>
        <draw:frame draw:style-name="gr12" draw:text-style-name="P11" draw:layer="layout" svg:width="0.815cm" svg:height="0.831cm" svg:x="13.299cm" svg:y="7.568cm">
          <draw:text-box>
            <text:p><text:span text:style-name="T10">4</text:span></text:p>
          </draw:text-box>
        </draw:frame>
        <draw:custom-shape draw:style-name="gr9" draw:text-style-name="P12" draw:layer="layout" svg:width="1.8cm" svg:height="0.8cm" svg:x="19.914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114cm" svg:y="7.56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321cm" svg:y="7.568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8.521cm" svg:y="7.568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draw:g>
          <draw:line draw:style-name="gr16" draw:text-style-name="P14" draw:layer="layout" svg:x1="3.7cm" svg:y1="6.353cm" svg:x2="4.3cm" svg:y2="7cm">
            <text:p/>
          </draw:line>
          <draw:line draw:style-name="gr16" draw:text-style-name="P14" draw:layer="layout" svg:x1="4.899cm" svg:y1="6.353cm" svg:x2="4.3cm" svg:y2="7cm">
            <text:p/>
          </draw:line>
          <draw:line draw:style-name="gr16" draw:text-style-name="P14" draw:layer="layout" svg:x1="4.3cm" svg:y1="7.536cm" svg:x2="4.3cm" svg:y2="7cm">
            <text:p/>
          </draw:line>
        </draw:g>
        <draw:g>
          <draw:line draw:style-name="gr16" draw:text-style-name="P14" draw:layer="layout" svg:x1="9.2cm" svg:y1="6.354cm" svg:x2="9.851cm" svg:y2="7.018cm">
            <text:p/>
          </draw:line>
          <draw:line draw:style-name="gr16" draw:text-style-name="P14" draw:layer="layout" svg:x1="10.5cm" svg:y1="6.354cm" svg:x2="9.851cm" svg:y2="7.018cm">
            <text:p/>
          </draw:line>
          <draw:line draw:style-name="gr16" draw:text-style-name="P14" draw:layer="layout" svg:x1="9.851cm" svg:y1="7.568cm" svg:x2="9.851cm" svg:y2="7.018cm">
            <text:p/>
          </draw:line>
        </draw:g>
        <draw:g>
          <draw:line draw:style-name="gr16" draw:text-style-name="P14" draw:layer="layout" svg:x1="14.114cm" svg:y1="6.386cm" svg:x2="14.714cm" svg:y2="7.033cm">
            <text:p/>
          </draw:line>
          <draw:line draw:style-name="gr16" draw:text-style-name="P14" draw:layer="layout" svg:x1="15.313cm" svg:y1="6.386cm" svg:x2="14.714cm" svg:y2="7.033cm">
            <text:p/>
          </draw:line>
          <draw:line draw:style-name="gr16" draw:text-style-name="P14" draw:layer="layout" svg:x1="14.714cm" svg:y1="7.569cm" svg:x2="14.714cm" svg:y2="7.033cm">
            <text:p/>
          </draw:line>
        </draw:g>
        <draw:g>
          <draw:g>
            <draw:line draw:style-name="gr16" draw:text-style-name="P14" draw:layer="layout" svg:x1="19.236cm" svg:y1="6.442cm" svg:x2="19.818cm" svg:y2="7.052cm">
              <text:p/>
            </draw:line>
            <draw:line draw:style-name="gr16" draw:text-style-name="P14" draw:layer="layout" svg:x1="20.4cm" svg:y1="6.442cm" svg:x2="19.818cm" svg:y2="7.052cm">
              <text:p/>
            </draw:line>
            <draw:line draw:style-name="gr16" draw:text-style-name="P14" draw:layer="layout" svg:x1="19.818cm" svg:y1="7.558cm" svg:x2="19.818cm" svg:y2="7.052cm">
              <text:p/>
            </draw:line>
          </draw:g>
        </draw:g>
        <draw:g>
          <draw:line draw:style-name="gr16" draw:text-style-name="P14" draw:layer="layout" svg:x1="5.891cm" svg:y1="8.336cm" svg:x2="6.946cm" svg:y2="9.252cm">
            <text:p/>
          </draw:line>
          <draw:line draw:style-name="gr16" draw:text-style-name="P14" draw:layer="layout" svg:x1="8cm" svg:y1="8.336cm" svg:x2="6.946cm" svg:y2="9.252cm">
            <text:p/>
          </draw:line>
          <draw:line draw:style-name="gr16" draw:text-style-name="P14" draw:layer="layout" svg:x1="6.946cm" svg:y1="10.011cm" svg:x2="6.946cm" svg:y2="9.252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2.8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2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4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6cm" svg:y="10.0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35cm" svg:y="10.0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203cm" svg:y="10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688cm" svg:y="10.031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6.903cm" svg:y="10.031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3.3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5.1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7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996cm" svg:y="10.06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203cm" svg:y="10.069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17.403cm" svg:y="10.069cm">
          <draw:text-box>
            <text:p><text:span text:style-name="T10">7</text:span></text:p>
          </draw:text-box>
        </draw:frame>
        <draw:frame draw:style-name="gr13" draw:text-style-name="P11" draw:layer="layout" svg:width="0.972cm" svg:height="0.831cm" svg:x="15.803cm" svg:y="10.069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888cm" svg:y="10.068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.5cm" svg:y="7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3cm" svg:y="7.53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05cm" svg:y="7.51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903cm" svg:y="7.50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607cm" svg:y="7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807cm" svg:y="7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095cm" svg:y="7.525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8.31cm" svg:y="7.525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811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607cm" svg:y="7.569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214cm" svg:y="7.569cm">
          <draw:text-box>
            <text:p><text:span text:style-name="T10">9 </text:span></text:p>
          </draw:text-box>
        </draw:frame>
        <draw:frame draw:style-name="gr12" draw:text-style-name="P11" draw:layer="layout" svg:width="0.815cm" svg:height="0.831cm" svg:x="13.299cm" svg:y="7.568cm">
          <draw:text-box>
            <text:p><text:span text:style-name="T10">4</text:span></text:p>
          </draw:text-box>
        </draw:frame>
        <draw:custom-shape draw:style-name="gr9" draw:text-style-name="P12" draw:layer="layout" svg:width="1.8cm" svg:height="0.8cm" svg:x="19.914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114cm" svg:y="7.56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321cm" svg:y="7.568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8.521cm" svg:y="7.568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draw:g>
          <draw:line draw:style-name="gr16" draw:text-style-name="P14" draw:layer="layout" svg:x1="3.7cm" svg:y1="6.353cm" svg:x2="4.3cm" svg:y2="7cm">
            <text:p/>
          </draw:line>
          <draw:line draw:style-name="gr16" draw:text-style-name="P14" draw:layer="layout" svg:x1="4.899cm" svg:y1="6.353cm" svg:x2="4.3cm" svg:y2="7cm">
            <text:p/>
          </draw:line>
          <draw:line draw:style-name="gr16" draw:text-style-name="P14" draw:layer="layout" svg:x1="4.3cm" svg:y1="7.536cm" svg:x2="4.3cm" svg:y2="7cm">
            <text:p/>
          </draw:line>
        </draw:g>
        <draw:g>
          <draw:line draw:style-name="gr16" draw:text-style-name="P14" draw:layer="layout" svg:x1="9.2cm" svg:y1="6.354cm" svg:x2="9.851cm" svg:y2="7.018cm">
            <text:p/>
          </draw:line>
          <draw:line draw:style-name="gr16" draw:text-style-name="P14" draw:layer="layout" svg:x1="10.5cm" svg:y1="6.354cm" svg:x2="9.851cm" svg:y2="7.018cm">
            <text:p/>
          </draw:line>
          <draw:line draw:style-name="gr16" draw:text-style-name="P14" draw:layer="layout" svg:x1="9.851cm" svg:y1="7.568cm" svg:x2="9.851cm" svg:y2="7.018cm">
            <text:p/>
          </draw:line>
        </draw:g>
        <draw:g>
          <draw:line draw:style-name="gr16" draw:text-style-name="P14" draw:layer="layout" svg:x1="14.114cm" svg:y1="6.386cm" svg:x2="14.714cm" svg:y2="7.033cm">
            <text:p/>
          </draw:line>
          <draw:line draw:style-name="gr16" draw:text-style-name="P14" draw:layer="layout" svg:x1="15.313cm" svg:y1="6.386cm" svg:x2="14.714cm" svg:y2="7.033cm">
            <text:p/>
          </draw:line>
          <draw:line draw:style-name="gr16" draw:text-style-name="P14" draw:layer="layout" svg:x1="14.714cm" svg:y1="7.569cm" svg:x2="14.714cm" svg:y2="7.033cm">
            <text:p/>
          </draw:line>
        </draw:g>
        <draw:g>
          <draw:g>
            <draw:line draw:style-name="gr16" draw:text-style-name="P14" draw:layer="layout" svg:x1="19.236cm" svg:y1="6.442cm" svg:x2="19.818cm" svg:y2="7.052cm">
              <text:p/>
            </draw:line>
            <draw:line draw:style-name="gr16" draw:text-style-name="P14" draw:layer="layout" svg:x1="20.4cm" svg:y1="6.442cm" svg:x2="19.818cm" svg:y2="7.052cm">
              <text:p/>
            </draw:line>
            <draw:line draw:style-name="gr16" draw:text-style-name="P14" draw:layer="layout" svg:x1="19.818cm" svg:y1="7.558cm" svg:x2="19.818cm" svg:y2="7.052cm">
              <text:p/>
            </draw:line>
          </draw:g>
        </draw:g>
        <draw:g>
          <draw:line draw:style-name="gr16" draw:text-style-name="P14" draw:layer="layout" svg:x1="5.891cm" svg:y1="8.336cm" svg:x2="6.946cm" svg:y2="9.252cm">
            <text:p/>
          </draw:line>
          <draw:line draw:style-name="gr16" draw:text-style-name="P14" draw:layer="layout" svg:x1="8cm" svg:y1="8.336cm" svg:x2="6.946cm" svg:y2="9.252cm">
            <text:p/>
          </draw:line>
          <draw:line draw:style-name="gr16" draw:text-style-name="P14" draw:layer="layout" svg:x1="6.946cm" svg:y1="10.011cm" svg:x2="6.946cm" svg:y2="9.252cm">
            <text:p/>
          </draw:line>
        </draw:g>
        <draw:g>
          <draw:line draw:style-name="gr16" draw:text-style-name="P14" draw:layer="layout" svg:x1="16.091cm" svg:y1="8.4cm" svg:x2="17.146cm" svg:y2="9.316cm">
            <text:p/>
          </draw:line>
          <draw:line draw:style-name="gr16" draw:text-style-name="P14" draw:layer="layout" svg:x1="18.2cm" svg:y1="8.4cm" svg:x2="17.146cm" svg:y2="9.316cm">
            <text:p/>
          </draw:line>
          <draw:line draw:style-name="gr16" draw:text-style-name="P14" draw:layer="layout" svg:x1="17.146cm" svg:y1="10.075cm" svg:x2="17.146cm" svg:y2="9.316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</text:span></text:p>
          </draw:text-box>
        </draw:frame>
        <draw:custom-shape draw:style-name="gr9" draw:text-style-name="P12" draw:layer="layout" svg:width="1.8cm" svg:height="0.8cm" svg:x="2.8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8.2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6.4cm" svg:y="10.0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6cm" svg:y="10.03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35cm" svg:y="10.006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5.203cm" svg:y="10cm">
          <draw:text-box>
            <text:p><text:span text:style-name="T10">3</text:span></text:p>
          </draw:text-box>
        </draw:frame>
        <draw:frame draw:style-name="gr12" draw:text-style-name="P11" draw:layer="layout" svg:width="0.815cm" svg:height="0.831cm" svg:x="8.688cm" svg:y="10.031cm">
          <draw:text-box>
            <text:p><text:span text:style-name="T10">8</text:span></text:p>
          </draw:text-box>
        </draw:frame>
        <draw:frame draw:style-name="gr12" draw:text-style-name="P11" draw:layer="layout" svg:width="0.815cm" svg:height="0.831cm" svg:x="6.903cm" svg:y="10.031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2.5cm" svg:y="7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4.3cm" svg:y="7.53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3.05cm" svg:y="7.51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4.903cm" svg:y="7.50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9.607cm" svg:y="7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7.807cm" svg:y="7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095cm" svg:y="7.525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8.31cm" svg:y="7.525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811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4.607cm" svg:y="7.569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214cm" svg:y="7.569cm">
          <draw:text-box>
            <text:p><text:span text:style-name="T10">9 </text:span></text:p>
          </draw:text-box>
        </draw:frame>
        <draw:frame draw:style-name="gr12" draw:text-style-name="P11" draw:layer="layout" svg:width="0.815cm" svg:height="0.831cm" svg:x="13.299cm" svg:y="7.568cm">
          <draw:text-box>
            <text:p><text:span text:style-name="T10">4</text:span></text:p>
          </draw:text-box>
        </draw:frame>
        <draw:custom-shape draw:style-name="gr9" draw:text-style-name="P12" draw:layer="layout" svg:width="1.8cm" svg:height="0.8cm" svg:x="19.914cm" svg:y="7.5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114cm" svg:y="7.56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321cm" svg:y="7.568cm">
          <draw:text-box>
            <text:p><text:span text:style-name="T10">7</text:span></text:p>
          </draw:text-box>
        </draw:frame>
        <draw:frame draw:style-name="gr12" draw:text-style-name="P11" draw:layer="layout" svg:width="0.815cm" svg:height="0.831cm" svg:x="18.521cm" svg:y="7.568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1.993cm" svg:y="5.553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.543cm" svg:y="5.575cm">
          <draw:text-box>
            <text:p><text:span text:style-name="T10">2</text:span></text:p>
          </draw:text-box>
        </draw:frame>
        <draw:custom-shape draw:style-name="gr9" draw:text-style-name="P12" draw:layer="layout" svg:width="1.8cm" svg:height="0.8cm" svg:x="4.842cm" svg:y="5.557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5.445cm" svg:y="5.5cm">
          <draw:text-box>
            <text:p><text:span text:style-name="T10">8</text:span></text:p>
          </draw:text-box>
        </draw:frame>
        <draw:custom-shape draw:style-name="gr9" draw:text-style-name="P12" draw:layer="layout" svg:width="1.8cm" svg:height="0.8cm" svg:x="7.5cm" svg:y="5.5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8.003cm" svg:y="5.575cm">
          <draw:text-box>
            <text:p><text:span text:style-name="T10">5</text:span></text:p>
          </draw:text-box>
        </draw:frame>
        <draw:custom-shape draw:style-name="gr9" draw:text-style-name="P12" draw:layer="layout" svg:width="1.8cm" svg:height="0.8cm" svg:x="10.007cm" svg:y="5.55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0.495cm" svg:y="5.554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2.604cm" svg:y="5.57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3.092cm" svg:y="5.571cm">
          <draw:text-box>
            <text:p><text:span text:style-name="T10">9</text:span></text:p>
          </draw:text-box>
        </draw:frame>
        <draw:custom-shape draw:style-name="gr9" draw:text-style-name="P12" draw:layer="layout" svg:width="1.8cm" svg:height="0.8cm" svg:x="15.107cm" svg:y="5.56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972cm" svg:height="0.831cm" svg:x="15.607cm" svg:y="5.628cm">
          <draw:text-box>
            <text:p><text:span text:style-name="T10">4 </text:span></text:p>
          </draw:text-box>
        </draw:frame>
        <draw:custom-shape draw:style-name="gr9" draw:text-style-name="P12" draw:layer="layout" svg:width="1.8cm" svg:height="0.8cm" svg:x="17.6cm" svg:y="5.64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8.007cm" svg:y="5.642cm">
          <draw:text-box>
            <text:p><text:span text:style-name="T10">1</text:span></text:p>
          </draw:text-box>
        </draw:frame>
        <draw:custom-shape draw:style-name="gr9" draw:text-style-name="P12" draw:layer="layout" svg:width="1.8cm" svg:height="0.8cm" svg:x="20.3cm" svg:y="5.67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20.707cm" svg:y="5.675cm">
          <draw:text-box>
            <text:p><text:span text:style-name="T10">7</text:span></text:p>
          </draw:text-box>
        </draw:frame>
        <draw:g>
          <draw:line draw:style-name="gr16" draw:text-style-name="P14" draw:layer="layout" svg:x1="3.7cm" svg:y1="6.353cm" svg:x2="4.3cm" svg:y2="7cm">
            <text:p/>
          </draw:line>
          <draw:line draw:style-name="gr16" draw:text-style-name="P14" draw:layer="layout" svg:x1="4.899cm" svg:y1="6.353cm" svg:x2="4.3cm" svg:y2="7cm">
            <text:p/>
          </draw:line>
          <draw:line draw:style-name="gr16" draw:text-style-name="P14" draw:layer="layout" svg:x1="4.3cm" svg:y1="7.536cm" svg:x2="4.3cm" svg:y2="7cm">
            <text:p/>
          </draw:line>
        </draw:g>
        <draw:g>
          <draw:line draw:style-name="gr16" draw:text-style-name="P14" draw:layer="layout" svg:x1="9.2cm" svg:y1="6.354cm" svg:x2="9.851cm" svg:y2="7.018cm">
            <text:p/>
          </draw:line>
          <draw:line draw:style-name="gr16" draw:text-style-name="P14" draw:layer="layout" svg:x1="10.5cm" svg:y1="6.354cm" svg:x2="9.851cm" svg:y2="7.018cm">
            <text:p/>
          </draw:line>
          <draw:line draw:style-name="gr16" draw:text-style-name="P14" draw:layer="layout" svg:x1="9.851cm" svg:y1="7.568cm" svg:x2="9.851cm" svg:y2="7.018cm">
            <text:p/>
          </draw:line>
        </draw:g>
        <draw:g>
          <draw:line draw:style-name="gr16" draw:text-style-name="P14" draw:layer="layout" svg:x1="14.114cm" svg:y1="6.386cm" svg:x2="14.714cm" svg:y2="7.033cm">
            <text:p/>
          </draw:line>
          <draw:line draw:style-name="gr16" draw:text-style-name="P14" draw:layer="layout" svg:x1="15.313cm" svg:y1="6.386cm" svg:x2="14.714cm" svg:y2="7.033cm">
            <text:p/>
          </draw:line>
          <draw:line draw:style-name="gr16" draw:text-style-name="P14" draw:layer="layout" svg:x1="14.714cm" svg:y1="7.569cm" svg:x2="14.714cm" svg:y2="7.033cm">
            <text:p/>
          </draw:line>
        </draw:g>
        <draw:g>
          <draw:g>
            <draw:line draw:style-name="gr16" draw:text-style-name="P14" draw:layer="layout" svg:x1="19.236cm" svg:y1="6.442cm" svg:x2="19.818cm" svg:y2="7.052cm">
              <text:p/>
            </draw:line>
            <draw:line draw:style-name="gr16" draw:text-style-name="P14" draw:layer="layout" svg:x1="20.4cm" svg:y1="6.442cm" svg:x2="19.818cm" svg:y2="7.052cm">
              <text:p/>
            </draw:line>
            <draw:line draw:style-name="gr16" draw:text-style-name="P14" draw:layer="layout" svg:x1="19.818cm" svg:y1="7.558cm" svg:x2="19.818cm" svg:y2="7.052cm">
              <text:p/>
            </draw:line>
          </draw:g>
        </draw:g>
        <draw:g>
          <draw:line draw:style-name="gr16" draw:text-style-name="P14" draw:layer="layout" svg:x1="5.891cm" svg:y1="8.336cm" svg:x2="6.946cm" svg:y2="9.252cm">
            <text:p/>
          </draw:line>
          <draw:line draw:style-name="gr16" draw:text-style-name="P14" draw:layer="layout" svg:x1="8cm" svg:y1="8.336cm" svg:x2="6.946cm" svg:y2="9.252cm">
            <text:p/>
          </draw:line>
          <draw:line draw:style-name="gr16" draw:text-style-name="P14" draw:layer="layout" svg:x1="6.946cm" svg:y1="10.011cm" svg:x2="6.946cm" svg:y2="9.252cm">
            <text:p/>
          </draw:line>
        </draw:g>
        <draw:g>
          <draw:line draw:style-name="gr16" draw:text-style-name="P14" draw:layer="layout" svg:x1="16.091cm" svg:y1="8.4cm" svg:x2="17.146cm" svg:y2="9.316cm">
            <text:p/>
          </draw:line>
          <draw:line draw:style-name="gr16" draw:text-style-name="P14" draw:layer="layout" svg:x1="18.2cm" svg:y1="8.4cm" svg:x2="17.146cm" svg:y2="9.316cm">
            <text:p/>
          </draw:line>
          <draw:line draw:style-name="gr16" draw:text-style-name="P14" draw:layer="layout" svg:x1="17.146cm" svg:y1="10.075cm" svg:x2="17.146cm" svg:y2="9.316cm">
            <text:p/>
          </draw:line>
        </draw:g>
        <draw:g>
          <draw:line draw:style-name="gr16" draw:text-style-name="P14" draw:layer="layout" svg:x1="9.2cm" svg:y1="10.831cm" svg:x2="11.8cm" svg:y2="11.8cm">
            <text:p/>
          </draw:line>
          <draw:line draw:style-name="gr16" draw:text-style-name="P14" draw:layer="layout" svg:x1="14.4cm" svg:y1="10.873cm" svg:x2="11.8cm" svg:y2="11.8cm">
            <text:p/>
          </draw:line>
          <draw:line draw:style-name="gr16" draw:text-style-name="P14" draw:layer="layout" svg:x1="11.8cm" svg:y1="11.8cm" svg:x2="11.8cm" svg:y2="13cm">
            <text:p/>
          </draw:line>
        </draw:g>
        <draw:g>
          <draw:g>
            <draw:custom-shape draw:style-name="gr9" draw:text-style-name="P12" draw:layer="layout" svg:width="1.8cm" svg:height="0.8cm" svg:x="4.993cm" svg:y="12.86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2.193cm" svg:y="12.86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10.393cm" svg:y="12.86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8.593cm" svg:y="12.86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1.8cm" svg:height="0.8cm" svg:x="6.793cm" svg:y="12.862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3" draw:layer="layout" svg:width="2.184cm" svg:height="1cm" draw:transform="rotate (0.515919326889524) translate (4.6cm 14.372cm)">
              <draw:text-box>
                <text:p><text:span text:style-name="T11">arr[0]</text:span></text:p>
              </draw:text-box>
            </draw:frame>
            <draw:frame draw:style-name="gr11" draw:text-style-name="P13" draw:layer="layout" svg:width="2.184cm" svg:height="1.411cm" draw:transform="rotate (0.515919326889524) translate (6.593cm 14.372cm)">
              <draw:text-box>
                <text:p><text:span text:style-name="T11">arr[1]</text:span></text:p>
              </draw:text-box>
            </draw:frame>
            <draw:frame draw:style-name="gr10" draw:text-style-name="P13" draw:layer="layout" svg:width="2.184cm" svg:height="1cm" draw:transform="rotate (0.515919326889524) translate (8.293cm 14.372cm)">
              <draw:text-box>
                <text:p><text:span text:style-name="T11">arr[2]</text:span></text:p>
              </draw:text-box>
            </draw:frame>
            <draw:frame draw:style-name="gr11" draw:text-style-name="P13" draw:layer="layout" svg:width="2.184cm" svg:height="1.411cm" draw:transform="rotate (0.515919326889524) translate (11.8cm 14.372cm)">
              <draw:text-box>
                <text:p><text:span text:style-name="T11">arr[4]</text:span></text:p>
              </draw:text-box>
            </draw:frame>
            <draw:frame draw:style-name="gr10" draw:text-style-name="P13" draw:layer="layout" svg:width="2.184cm" svg:height="1cm" draw:transform="rotate (0.515919326889524) translate (10cm 14.372cm)">
              <draw:text-box>
                <text:p><text:span text:style-name="T11">arr[3]</text:span></text:p>
              </draw:text-box>
            </draw:frame>
          </draw:g>
          <draw:custom-shape draw:style-name="gr9" draw:text-style-name="P12" draw:layer="layout" svg:width="1.8cm" svg:height="0.8cm" svg:x="13.989cm" svg:y="12.8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7.589cm" svg:y="12.8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8cm" svg:height="0.8cm" svg:x="15.789cm" svg:y="12.86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3" draw:layer="layout" svg:width="2.184cm" svg:height="1cm" draw:transform="rotate (0.515919326889524) translate (13.596cm 14.373cm)">
            <draw:text-box>
              <text:p><text:span text:style-name="T11">arr[5]</text:span></text:p>
            </draw:text-box>
          </draw:frame>
          <draw:frame draw:style-name="gr11" draw:text-style-name="P13" draw:layer="layout" svg:width="2.184cm" svg:height="1.411cm" draw:transform="rotate (0.515919326889524) translate (15.589cm 14.373cm)">
            <draw:text-box>
              <text:p><text:span text:style-name="T11">arr[6]</text:span></text:p>
            </draw:text-box>
          </draw:frame>
          <draw:frame draw:style-name="gr10" draw:text-style-name="P13" draw:layer="layout" svg:width="2.184cm" svg:height="1cm" draw:transform="rotate (0.515919326889524) translate (17.289cm 14.373cm)">
            <draw:text-box>
              <text:p><text:span text:style-name="T11">arr[7]</text:span></text:p>
            </draw:text-box>
          </draw:frame>
        </draw:g>
        <draw:frame draw:style-name="gr12" draw:text-style-name="P11" draw:layer="layout" svg:width="0.815cm" svg:height="0.831cm" svg:x="5.543cm" svg:y="12.837cm">
          <draw:text-box>
            <text:p><text:span text:style-name="T10">1</text:span></text:p>
          </draw:text-box>
        </draw:frame>
        <draw:frame draw:style-name="gr12" draw:text-style-name="P11" draw:layer="layout" svg:width="0.815cm" svg:height="0.831cm" svg:x="7.396cm" svg:y="12.831cm">
          <draw:text-box>
            <text:p><text:span text:style-name="T10">2</text:span></text:p>
          </draw:text-box>
        </draw:frame>
        <draw:frame draw:style-name="gr12" draw:text-style-name="P11" draw:layer="layout" svg:width="0.815cm" svg:height="0.831cm" svg:x="17.996cm" svg:y="12.863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16.196cm" svg:y="12.863cm">
          <draw:text-box>
            <text:p><text:span text:style-name="T10">8</text:span></text:p>
          </draw:text-box>
        </draw:frame>
        <draw:frame draw:style-name="gr13" draw:text-style-name="P11" draw:layer="layout" svg:width="0.972cm" svg:height="0.831cm" svg:x="14.596cm" svg:y="12.863cm">
          <draw:text-box>
            <text:p><text:span text:style-name="T10">7 </text:span></text:p>
          </draw:text-box>
        </draw:frame>
        <draw:frame draw:style-name="gr12" draw:text-style-name="P11" draw:layer="layout" svg:width="0.815cm" svg:height="0.831cm" svg:x="12.681cm" svg:y="12.862cm">
          <draw:text-box>
            <text:p><text:span text:style-name="T10">5</text:span></text:p>
          </draw:text-box>
        </draw:frame>
        <draw:frame draw:style-name="gr12" draw:text-style-name="P11" draw:layer="layout" svg:width="0.815cm" svg:height="0.831cm" svg:x="10.881cm" svg:y="12.862cm">
          <draw:text-box>
            <text:p><text:span text:style-name="T10">4</text:span></text:p>
          </draw:text-box>
        </draw:frame>
        <draw:frame draw:style-name="gr12" draw:text-style-name="P11" draw:layer="layout" svg:width="0.815cm" svg:height="0.831cm" svg:x="9.096cm" svg:y="12.862cm">
          <draw:text-box>
            <text:p><text:span text:style-name="T10">3</text:span></text:p>
          </draw:text-box>
        </draw:frame>
        <draw:custom-shape draw:style-name="gr9" draw:text-style-name="P12" draw:layer="layout" svg:width="1.8cm" svg:height="0.8cm" svg:x="13.3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5.1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8.796cm" svg:y="10.0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cm" svg:height="0.8cm" svg:x="16.996cm" svg:y="10.069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0.815cm" svg:height="0.831cm" svg:x="19.203cm" svg:y="10.069cm">
          <draw:text-box>
            <text:p><text:span text:style-name="T10">9</text:span></text:p>
          </draw:text-box>
        </draw:frame>
        <draw:frame draw:style-name="gr12" draw:text-style-name="P11" draw:layer="layout" svg:width="0.815cm" svg:height="0.831cm" svg:x="17.403cm" svg:y="10.069cm">
          <draw:text-box>
            <text:p><text:span text:style-name="T10">7</text:span></text:p>
          </draw:text-box>
        </draw:frame>
        <draw:frame draw:style-name="gr13" draw:text-style-name="P11" draw:layer="layout" svg:width="0.972cm" svg:height="0.831cm" svg:x="15.803cm" svg:y="10.069cm">
          <draw:text-box>
            <text:p><text:span text:style-name="T10">4 </text:span></text:p>
          </draw:text-box>
        </draw:frame>
        <draw:frame draw:style-name="gr12" draw:text-style-name="P11" draw:layer="layout" svg:width="0.815cm" svg:height="0.831cm" svg:x="13.888cm" svg:y="10.068cm">
          <draw:text-box>
            <text:p><text:span text:style-name="T10">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Al</text:span><text:span text:style-name="T5">g</text:span><text:span text:style-name="T5">or</text:span><text:span text:style-name="T5">it</text:span><text:span text:style-name="T5">h</text:span><text:span text:style-name="T5">m </text:span></text:p>
          </draw:text-box>
        </draw:frame>
        <draw:frame draw:style-name="gr17" draw:text-style-name="P15" draw:layer="layout" svg:width="9.978cm" svg:height="1.153cm" svg:x="0.822cm" svg:y="2.8cm">
          <draw:text-box>
            <text:p><text:span text:style-name="T12">Me</text:span><text:span text:style-name="T12">rge</text:span><text:span text:style-name="T12">_So</text:span><text:span text:style-name="T12">rt(a</text:span><text:span text:style-name="T12">rr,s</text:span><text:span text:style-name="T12">ize)</text:span></text:p>
          </draw:text-box>
        </draw:frame>
        <draw:frame draw:style-name="gr18" draw:text-style-name="P17" draw:layer="layout" svg:width="10.2cm" svg:height="7.975cm" svg:x="1.4cm" svg:y="4.101cm">
          <draw:text-box>
            <text:p text:style-name="P16"><text:span text:style-name="T13">If (size </text:span><text:span text:style-name="T13">= 1)</text:span></text:p>
            <text:p text:style-name="P16"><text:span text:style-name="T13"><text:s text:c="2"/></text:span><text:span text:style-name="T13">return </text:span><text:span text:style-name="T13">1</text:span></text:p>
            <text:p text:style-name="P16"><text:span text:style-name="T13">mid = </text:span><text:span text:style-name="T13">size/2</text:span></text:p>
            <text:p text:style-name="P16"><text:span text:style-name="T13">L</text:span><text:span text:style-name="T14">SA</text:span><text:span text:style-name="T13"> = </text:span><text:span text:style-name="T13">malloc</text:span><text:span text:style-name="T13">(mid </text:span><text:span text:style-name="T13">*sizeo</text:span><text:span text:style-name="T13">f int)</text:span></text:p>
            <text:p text:style-name="P16"><text:span text:style-name="T13">For i </text:span><text:span text:style-name="T13">=0 </text:span><text:span text:style-name="T13">upto </text:span><text:span text:style-name="T13">mid-1</text:span></text:p>
            <text:p text:style-name="P16"><text:span text:style-name="T13"><text:s text:c="2"/></text:span><text:span text:style-name="T13">L</text:span><text:span text:style-name="T14">SA</text:span><text:span text:style-name="T15">[i] </text:span><text:span text:style-name="T15">= </text:span><text:span text:style-name="T15">arr[i]</text:span></text:p>
            <text:p text:style-name="P16"><text:span text:style-name="T15">R</text:span><text:span text:style-name="T14">SA</text:span><text:span text:style-name="T15"> = </text:span><text:span text:style-name="T15">malloc</text:span><text:span text:style-name="T15">(size – </text:span><text:span text:style-name="T15">mid * </text:span><text:span text:style-name="T15">sizeof(</text:span><text:span text:style-name="T15">int))</text:span></text:p>
            <text:p text:style-name="P16"><text:span text:style-name="T15">For i = </text:span><text:span text:style-name="T15">mid to </text:span><text:span text:style-name="T15">size-1</text:span></text:p>
            <text:p text:style-name="P16"><text:span text:style-name="T15"><text:s text:c="3"/></text:span><text:span text:style-name="T15">R</text:span><text:span text:style-name="T14">SA</text:span><text:span text:style-name="T15">[i-</text:span><text:span text:style-name="T15">mid] </text:span><text:span text:style-name="T15">= </text:span><text:span text:style-name="T15">arr[i]</text:span></text:p>
            <text:p text:style-name="P16"><text:span text:style-name="T15">Merge</text:span><text:span text:style-name="T15">_Sort(</text:span><text:span text:style-name="T15">L</text:span><text:span text:style-name="T14">SA</text:span><text:span text:style-name="T15">,mi</text:span><text:span text:style-name="T15">d)</text:span></text:p>
            <text:p text:style-name="P16"><text:span text:style-name="T15">Merge</text:span><text:span text:style-name="T15">_Sort(</text:span><text:span text:style-name="T15">R</text:span><text:span text:style-name="T14">SA</text:span><text:span text:style-name="T15">,siz</text:span><text:span text:style-name="T15">e-mid)</text:span></text:p>
            <text:p text:style-name="P16"><text:span text:style-name="T15">merge</text:span><text:span text:style-name="T15">(arr,si</text:span><text:span text:style-name="T15">ze,L</text:span><text:span text:style-name="T14">SA</text:span><text:span text:style-name="T15">,</text:span><text:span text:style-name="T15">mid,R</text:span><text:span text:style-name="T14">S</text:span><text:span text:style-name="T14">A</text:span><text:span text:style-name="T15">,size-</text:span><text:span text:style-name="T15">mid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Al</text:span><text:span text:style-name="T5">g</text:span><text:span text:style-name="T5">or</text:span><text:span text:style-name="T5">it</text:span><text:span text:style-name="T5">h</text:span><text:span text:style-name="T5">m </text:span><text:span text:style-name="T5"><text:s text:c="4"/></text:span><text:span text:style-name="T5"><text:s/></text:span></text:p>
          </draw:text-box>
        </draw:frame>
        <draw:frame draw:style-name="gr18" draw:text-style-name="P17" draw:layer="layout" svg:width="10.2cm" svg:height="7.975cm" svg:x="1.4cm" svg:y="4.1cm">
          <draw:text-box>
            <text:p text:style-name="P16"><text:span text:style-name="T13">If (size </text:span><text:span text:style-name="T13">= 1)</text:span></text:p>
            <text:p text:style-name="P16"><text:span text:style-name="T13"><text:s text:c="2"/></text:span><text:span text:style-name="T13">return </text:span><text:span text:style-name="T13">1</text:span></text:p>
            <text:p text:style-name="P16"><text:span text:style-name="T13">mid = </text:span><text:span text:style-name="T13">size/2</text:span></text:p>
            <text:p text:style-name="P16"><text:span text:style-name="T13">L</text:span><text:span text:style-name="T14">SA</text:span><text:span text:style-name="T13"> = </text:span><text:span text:style-name="T13">malloc</text:span><text:span text:style-name="T13">(mid </text:span><text:span text:style-name="T13">*sizeo</text:span><text:span text:style-name="T13">f int)</text:span></text:p>
            <text:p text:style-name="P16"><text:span text:style-name="T13">For i </text:span><text:span text:style-name="T13">=0 </text:span><text:span text:style-name="T13">upto </text:span><text:span text:style-name="T13">mid-1</text:span></text:p>
            <text:p text:style-name="P16"><text:span text:style-name="T13"><text:s text:c="2"/></text:span><text:span text:style-name="T13">L</text:span><text:span text:style-name="T14">SA</text:span><text:span text:style-name="T15">[i] </text:span><text:span text:style-name="T15">= </text:span><text:span text:style-name="T15">arr[i]</text:span></text:p>
            <text:p text:style-name="P16"><text:span text:style-name="T15">R</text:span><text:span text:style-name="T14">SA</text:span><text:span text:style-name="T15"> = </text:span><text:span text:style-name="T15">malloc</text:span><text:span text:style-name="T15">(size – </text:span><text:span text:style-name="T15">mid * </text:span><text:span text:style-name="T15">sizeof(</text:span><text:span text:style-name="T15">int))</text:span></text:p>
            <text:p text:style-name="P16"><text:span text:style-name="T15">For i = </text:span><text:span text:style-name="T15">mid to </text:span><text:span text:style-name="T15">size-1</text:span></text:p>
            <text:p text:style-name="P16"><text:span text:style-name="T15"><text:s text:c="3"/></text:span><text:span text:style-name="T15">R</text:span><text:span text:style-name="T14">SA</text:span><text:span text:style-name="T15">[i-</text:span><text:span text:style-name="T15">mid] </text:span><text:span text:style-name="T15">= </text:span><text:span text:style-name="T15">arr[i]</text:span></text:p>
            <text:p text:style-name="P16"><text:span text:style-name="T15">Merge</text:span><text:span text:style-name="T15">_Sort(</text:span><text:span text:style-name="T15">L</text:span><text:span text:style-name="T14">SA</text:span><text:span text:style-name="T15">,mi</text:span><text:span text:style-name="T15">d)</text:span></text:p>
            <text:p text:style-name="P16"><text:span text:style-name="T15">Merge</text:span><text:span text:style-name="T15">_Sort(</text:span><text:span text:style-name="T15">R</text:span><text:span text:style-name="T14">SA</text:span><text:span text:style-name="T15">,siz</text:span><text:span text:style-name="T15">e-mid)</text:span></text:p>
            <text:p text:style-name="P16"><text:span text:style-name="T15">merge</text:span><text:span text:style-name="T15">(arr,si</text:span><text:span text:style-name="T15">ze,L</text:span><text:span text:style-name="T14">SA</text:span><text:span text:style-name="T15">,</text:span><text:span text:style-name="T15">mid,R</text:span><text:span text:style-name="T14">S</text:span><text:span text:style-name="T14">A</text:span><text:span text:style-name="T15">,size-</text:span><text:span text:style-name="T15">mid)</text:span></text:p>
          </draw:text-box>
        </draw:frame>
        <draw:frame draw:style-name="gr19" draw:text-style-name="P15" draw:layer="layout" svg:width="14.6cm" svg:height="1.332cm" svg:x="12.6cm" svg:y="2.653cm">
          <draw:text-box>
            <text:p><text:span text:style-name="T12">Me</text:span><text:span text:style-name="T12">rge</text:span><text:span text:style-name="T12">(arr</text:span><text:span text:style-name="T12">,siz</text:span><text:span text:style-name="T12">e,L</text:span><text:span text:style-name="T16">SA</text:span><text:span text:style-name="T12">,</text:span><text:span text:style-name="T12">mi</text:span><text:span text:style-name="T12">d,R</text:span><text:span text:style-name="T16">SA</text:span><text:span text:style-name="T12">,s</text:span><text:span text:style-name="T12">ize-</text:span><text:span text:style-name="T12">mi</text:span><text:span text:style-name="T12">d)</text:span></text:p>
          </draw:text-box>
        </draw:frame>
        <draw:frame draw:style-name="gr20" draw:text-style-name="P19" draw:layer="layout" svg:width="12.321cm" svg:height="10.763cm" svg:x="14.279cm" svg:y="3.753cm">
          <draw:text-box>
            <text:p text:style-name="P16"><text:span text:style-name="T13">i <text:s/>= j = k = 0</text:span></text:p>
            <text:p text:style-name="P16"><text:span text:style-name="T13">while(i &lt; mid AND j &lt; (size-mid)</text:span></text:p>
            <text:p text:style-name="P16"><text:span text:style-name="T13"><text:s text:c="3"/></text:span><text:span text:style-name="T13">If ( L</text:span><text:span text:style-name="T14">SA</text:span><text:span text:style-name="T13">[i] &lt; R</text:span><text:span text:style-name="T14">SA</text:span><text:span text:style-name="T13">[j] ) </text:span></text:p>
            <text:p text:style-name="P16"><text:span text:style-name="T13"><text:s text:c="5"/></text:span><text:span text:style-name="T13">arr[k] = L</text:span><text:span text:style-name="T14">SA</text:span><text:span text:style-name="T13">[i] </text:span></text:p>
            <text:p text:style-name="P16"><text:span text:style-name="T13"><text:s text:c="5"/></text:span><text:span text:style-name="T13">Increment i</text:span></text:p>
            <text:p text:style-name="P16"><text:span text:style-name="T13"><text:s text:c="3"/></text:span><text:span text:style-name="T13">Else</text:span></text:p>
            <text:p text:style-name="P16"><text:span text:style-name="T13"><text:s text:c="6"/></text:span><text:span text:style-name="T13">arr[k] = R</text:span><text:span text:style-name="T14">SA</text:span><text:span text:style-name="T13">[j] </text:span></text:p>
            <text:p text:style-name="P16"><text:span text:style-name="T13"><text:s text:c="6"/></text:span><text:span text:style-name="T13">Increment j</text:span></text:p>
            <text:p text:style-name="P16"><text:span text:style-name="T13"><text:s text:c="3"/></text:span><text:span text:style-name="T13">Increment k</text:span></text:p>
            <text:p text:style-name="P16"><text:span text:style-name="T13">while( j &lt; (size – mid))</text:span></text:p>
            <text:p text:style-name="P16"><text:span text:style-name="T13"><text:s text:c="5"/></text:span><text:span text:style-name="T13">arr[k] = R</text:span><text:span text:style-name="T14">SA</text:span><text:span text:style-name="T13">[j] </text:span></text:p>
            <text:p text:style-name="P16"><text:span text:style-name="T13"><text:s text:c="5"/></text:span><text:span text:style-name="T13">Increment j</text:span></text:p>
            <text:p text:style-name="P16"><text:span text:style-name="T13"><text:s text:c="5"/></text:span><text:span text:style-name="T13">Increment k</text:span></text:p>
            <text:p text:style-name="P16"><text:span text:style-name="T13">while( i &lt; mid)</text:span></text:p>
            <text:p text:style-name="P16"><text:span text:style-name="T13"><text:s text:c="5"/></text:span><text:span text:style-name="T13">arr[k] = L</text:span><text:span text:style-name="T14">SA</text:span><text:span text:style-name="T13">[j] </text:span></text:p>
            <text:p text:style-name="P16"><text:span text:style-name="T13"><text:s text:c="5"/></text:span><text:span text:style-name="T13">Increment i</text:span></text:p>
            <text:p text:style-name="P16"><text:span text:style-name="T13"><text:s text:c="5"/></text:span><text:span text:style-name="T13">Increment k</text:span></text:p>
          </draw:text-box>
        </draw:frame>
        <draw:frame draw:style-name="gr17" draw:text-style-name="P15" draw:layer="layout" svg:width="9.978cm" svg:height="1.153cm" svg:x="0.822cm" svg:y="2.801cm">
          <draw:text-box>
            <text:p><text:span text:style-name="T12">Me</text:span><text:span text:style-name="T12">rge</text:span><text:span text:style-name="T12">_So</text:span><text:span text:style-name="T12">rt(a</text:span><text:span text:style-name="T12">rr,s</text:span><text:span text:style-name="T12">iz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 </text:span></text:p>
          </draw:text-box>
        </draw:frame>
        <draw:frame draw:style-name="gr21" draw:text-style-name="P20" draw:layer="layout" svg:width="13.579cm" svg:height="1.73cm" svg:x="0.821cm" svg:y="3.2cm">
          <draw:text-box>
            <text:p xml:id="id8" text:id="id8"><text:span text:style-name="T17">Advantages</text:span></text:p>
          </draw:text-box>
        </draw:frame>
        <draw:frame draw:style-name="gr22" draw:text-style-name="P22" draw:layer="layout" svg:width="14.4cm" svg:height="3.566cm" svg:x="1.4cm" svg:y="4.6cm">
          <draw:text-box>
            <text:list text:style-name="L3">
              <text:list-item>
                <text:p xml:id="id9" text:id="id9" text:style-name="P21"><text:span text:style-name="T18">It is used for External Sorting</text:span></text:p>
              </text:list-item>
              <text:list-item>
                <text:p xml:id="id10" text:id="id10" text:style-name="P21"><text:span text:style-name="T18">It can be applied to files of any size.</text:span></text:p>
              </text:list-item>
              <text:list-item>
                <text:p xml:id="id11" text:id="id11" text:style-name="P21"><text:span text:style-name="T18">Used to implement Stable 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 </text:span></text:p>
          </draw:text-box>
        </draw:frame>
        <draw:frame draw:style-name="gr21" draw:text-style-name="P20" draw:layer="layout" svg:width="13.579cm" svg:height="1.73cm" svg:x="0.821cm" svg:y="3.2cm">
          <draw:text-box>
            <text:p><text:span text:style-name="T17">Ad</text:span><text:span text:style-name="T17">va</text:span><text:span text:style-name="T17">nt</text:span><text:span text:style-name="T17">ag</text:span><text:span text:style-name="T17">es</text:span></text:p>
          </draw:text-box>
        </draw:frame>
        <draw:frame draw:style-name="gr22" draw:text-style-name="P22" draw:layer="layout" svg:width="14.4cm" svg:height="3.566cm" svg:x="1.4cm" svg:y="4.6cm">
          <draw:text-box>
            <text:list text:style-name="L3">
              <text:list-item>
                <text:p text:style-name="P21"><text:span text:style-name="T18">It </text:span><text:span text:style-name="T18">is </text:span><text:span text:style-name="T18">us</text:span><text:span text:style-name="T18">ed </text:span><text:span text:style-name="T18">fo</text:span><text:span text:style-name="T18">r </text:span><text:span text:style-name="T18">Ex</text:span><text:span text:style-name="T18">te</text:span><text:span text:style-name="T18">rn</text:span><text:span text:style-name="T18">al </text:span><text:span text:style-name="T18">So</text:span><text:span text:style-name="T18">rti</text:span><text:span text:style-name="T18">ng</text:span></text:p>
              </text:list-item>
              <text:list-item>
                <text:p text:style-name="P21"><text:span text:style-name="T18">It </text:span><text:span text:style-name="T18">ca</text:span><text:span text:style-name="T18">n </text:span><text:span text:style-name="T18">be </text:span><text:span text:style-name="T18">ap</text:span><text:span text:style-name="T18">pli</text:span><text:span text:style-name="T18">ed </text:span><text:span text:style-name="T18">to </text:span><text:span text:style-name="T18">fil</text:span><text:span text:style-name="T18">es </text:span><text:span text:style-name="T18">of </text:span><text:span text:style-name="T18">an</text:span><text:span text:style-name="T18">y </text:span><text:span text:style-name="T18">si</text:span><text:span text:style-name="T18">ze</text:span></text:p>
              </text:list-item>
              <text:list-item>
                <text:p text:style-name="P21"><text:span text:style-name="T18">U</text:span><text:span text:style-name="T18">se</text:span><text:span text:style-name="T18">d </text:span><text:span text:style-name="T18">to </text:span><text:span text:style-name="T18">im</text:span><text:span text:style-name="T18">pl</text:span><text:span text:style-name="T18">e</text:span><text:span text:style-name="T18">m</text:span><text:span text:style-name="T18">en</text:span><text:span text:style-name="T18">t </text:span><text:span text:style-name="T18">St</text:span><text:span text:style-name="T18">ab</text:span><text:span text:style-name="T18">le </text:span><text:span text:style-name="T18">So</text:span><text:span text:style-name="T18">rt</text:span></text:p>
              </text:list-item>
            </text:list>
          </draw:text-box>
        </draw:frame>
        <draw:frame draw:style-name="gr23" draw:text-style-name="P20" draw:layer="layout" svg:width="9.599cm" svg:height="1.398cm" svg:x="1.002cm" svg:y="8.6cm">
          <draw:text-box>
            <text:p><text:span text:style-name="T17">Di</text:span><text:span text:style-name="T17">sa</text:span><text:span text:style-name="T17">dv</text:span><text:span text:style-name="T17">an</text:span><text:span text:style-name="T17">ta</text:span><text:span text:style-name="T17">ge</text:span><text:span text:style-name="T17">s</text:span></text:p>
          </draw:text-box>
        </draw:frame>
        <draw:frame draw:style-name="gr24" draw:text-style-name="P23" draw:layer="layout" svg:width="19.571cm" svg:height="0.988cm" svg:x="1.6cm" svg:y="10.212cm">
          <draw:text-box>
            <text:list text:style-name="L3">
              <text:list-item>
                <text:p xml:id="id12" text:id="id12" text:style-name="P7"><text:span text:style-name="T19">Requires extra space ,more than other sorting techniqu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</text:span><text:span text:style-name="T4">a </text:span><text:span text:style-name="T4">Stru</text:span><text:span text:style-name="T4">ctur</text:span><text:span text:style-name="T4">e – </text:span><text:span text:style-name="T4">Sort</text:span><text:span text:style-name="T4">ing </text:span><text:span text:style-name="T4">Tec</text:span><text:span text:style-name="T4">hniq</text:span><text:span text:style-name="T4">ues </text:span><text:span text:style-name="T5"><text:line-break/></text:span><text:span text:style-name="T5">M</text:span><text:span text:style-name="T5">er</text:span><text:span text:style-name="T5">g</text:span><text:span text:style-name="T5">e </text:span><text:span text:style-name="T5">S</text:span><text:span text:style-name="T5">or</text:span><text:span text:style-name="T5">t </text:span></text:p>
          </draw:text-box>
        </draw:frame>
        <draw:frame draw:style-name="gr21" draw:text-style-name="P20" draw:layer="layout" svg:width="13.579cm" svg:height="1.73cm" svg:x="0.821cm" svg:y="3.2cm">
          <draw:text-box>
            <text:p><text:span text:style-name="T17">Ad</text:span><text:span text:style-name="T17">va</text:span><text:span text:style-name="T17">nt</text:span><text:span text:style-name="T17">ag</text:span><text:span text:style-name="T17">es</text:span></text:p>
          </draw:text-box>
        </draw:frame>
        <draw:frame draw:style-name="gr22" draw:text-style-name="P22" draw:layer="layout" svg:width="14.4cm" svg:height="3.566cm" svg:x="1.4cm" svg:y="4.6cm">
          <draw:text-box>
            <text:list text:style-name="L3">
              <text:list-item>
                <text:p text:style-name="P21"><text:span text:style-name="T18">It </text:span><text:span text:style-name="T18">is </text:span><text:span text:style-name="T18">us</text:span><text:span text:style-name="T18">ed </text:span><text:span text:style-name="T18">fo</text:span><text:span text:style-name="T18">r </text:span><text:span text:style-name="T18">Ex</text:span><text:span text:style-name="T18">te</text:span><text:span text:style-name="T18">rn</text:span><text:span text:style-name="T18">al </text:span><text:span text:style-name="T18">So</text:span><text:span text:style-name="T18">rti</text:span><text:span text:style-name="T18">ng</text:span></text:p>
              </text:list-item>
              <text:list-item>
                <text:p text:style-name="P21"><text:span text:style-name="T18">It </text:span><text:span text:style-name="T18">ca</text:span><text:span text:style-name="T18">n </text:span><text:span text:style-name="T18">be </text:span><text:span text:style-name="T18">ap</text:span><text:span text:style-name="T18">pli</text:span><text:span text:style-name="T18">ed </text:span><text:span text:style-name="T18">to </text:span><text:span text:style-name="T18">fil</text:span><text:span text:style-name="T18">es </text:span><text:span text:style-name="T18">of </text:span><text:span text:style-name="T18">an</text:span><text:span text:style-name="T18">y </text:span><text:span text:style-name="T18">si</text:span><text:span text:style-name="T18">ze</text:span><text:span text:style-name="T18">.</text:span></text:p>
              </text:list-item>
              <text:list-item>
                <text:p text:style-name="P21"><text:span text:style-name="T18">U</text:span><text:span text:style-name="T18">se</text:span><text:span text:style-name="T18">d </text:span><text:span text:style-name="T18">to </text:span><text:span text:style-name="T18">im</text:span><text:span text:style-name="T18">pl</text:span><text:span text:style-name="T18">e</text:span><text:span text:style-name="T18">m</text:span><text:span text:style-name="T18">en</text:span><text:span text:style-name="T18">t </text:span><text:span text:style-name="T18">St</text:span><text:span text:style-name="T18">ab</text:span><text:span text:style-name="T18">le </text:span><text:span text:style-name="T18">So</text:span><text:span text:style-name="T18">rt</text:span></text:p>
              </text:list-item>
            </text:list>
          </draw:text-box>
        </draw:frame>
        <draw:frame draw:style-name="gr23" draw:text-style-name="P20" draw:layer="layout" svg:width="9.599cm" svg:height="1.398cm" svg:x="1.002cm" svg:y="8.6cm">
          <draw:text-box>
            <text:p><text:span text:style-name="T17">Di</text:span><text:span text:style-name="T17">sa</text:span><text:span text:style-name="T17">dv</text:span><text:span text:style-name="T17">an</text:span><text:span text:style-name="T17">ta</text:span><text:span text:style-name="T17">ge</text:span><text:span text:style-name="T17">s</text:span></text:p>
          </draw:text-box>
        </draw:frame>
        <draw:frame draw:style-name="gr24" draw:text-style-name="P23" draw:layer="layout" svg:width="19.571cm" svg:height="0.988cm" svg:x="1.6cm" svg:y="10.212cm">
          <draw:text-box>
            <text:list text:style-name="L3">
              <text:list-item>
                <text:p text:style-name="P7"><text:span text:style-name="T19">R</text:span><text:span text:style-name="T19">eq</text:span><text:span text:style-name="T19">ui</text:span><text:span text:style-name="T19">re</text:span><text:span text:style-name="T19">s </text:span><text:span text:style-name="T19">ex</text:span><text:span text:style-name="T19">tr</text:span><text:span text:style-name="T19">a </text:span><text:span text:style-name="T19">sp</text:span><text:span text:style-name="T19">ac</text:span><text:span text:style-name="T19">e </text:span><text:span text:style-name="T19">,</text:span><text:span text:style-name="T19">m</text:span><text:span text:style-name="T19">or</text:span><text:span text:style-name="T19">e </text:span><text:span text:style-name="T19">th</text:span><text:span text:style-name="T19">an </text:span><text:span text:style-name="T19">ot</text:span><text:span text:style-name="T19">he</text:span><text:span text:style-name="T19">r </text:span><text:span text:style-name="T19">so</text:span><text:span text:style-name="T19">rti</text:span><text:span text:style-name="T19">ng </text:span><text:span text:style-name="T19">te</text:span><text:span text:style-name="T19">ch</text:span><text:span text:style-name="T19">ni</text:span><text:span text:style-name="T19">qu</text:span><text:span text:style-name="T19">e</text:span></text:p>
              </text:list-item>
            </text:list>
          </draw:text-box>
        </draw:frame>
        <draw:frame draw:style-name="gr24" draw:text-style-name="P23" draw:layer="layout" svg:width="4.571cm" svg:height="0.988cm" svg:x="1.729cm" svg:y="12.9cm">
          <draw:text-box>
            <text:list text:style-name="L3">
              <text:list-item>
                <text:p xml:id="id13" text:id="id13" text:style-name="P7"><text:span text:style-name="T19">O(nlogn)</text:span></text:p>
              </text:list-item>
            </text:list>
          </draw:text-box>
        </draw:frame>
        <draw:frame draw:style-name="gr23" draw:text-style-name="P20" draw:layer="layout" svg:width="10.599cm" svg:height="1.398cm" svg:x="1.101cm" svg:y="11.47cm">
          <draw:text-box>
            <text:p><text:span text:style-name="T17">Ti</text:span><text:span text:style-name="T17">m</text:span><text:span text:style-name="T17">e </text:span><text:span text:style-name="T17">Co</text:span><text:span text:style-name="T17">m</text:span><text:span text:style-name="T17">pl</text:span><text:span text:style-name="T17">ex</text:span><text:span text:style-name="T17">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 Merge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14H11M32S</meta:editing-duration>
    <meta:editing-cycles>174</meta:editing-cycles>
    <meta:generator>LibreOffice/6.4.2.2$Linux_X86_64 LibreOffice_project/40$Build-2</meta:generator>
    <dc:title>Bright Blue</dc:title>
    <dc:date>2020-07-03T01:33:48.126817158</dc:date>
    <meta:document-statistic meta:object-count="986"/>
    <meta:template xlink:type="simple" xlink:actuate="onRequest" xlink:title="Bright Blue" xlink:href="../../Time%20Complexity/R05_Flowchart.odp" meta:date="2020-04-08T20:36:48.497255069"/>
  </office:meta>
</office:document-meta>
</file>